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60000001EC7A902C5CA0821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ato1" svg:font-family="Lato" style:font-adornments="Gras" style:font-pitch="variable"/>
    <style:font-face style:name="Lato2" svg:font-family="Lato" style:font-adornments="Normal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Verdana" svg:font-family="Verdana" style:font-adornments="Gras" style:font-family-generic="swiss"/>
    <style:font-face style:name="Verdana1" svg:font-family="Verdana" style:font-adornments="Gras" style:font-family-generic="swiss" style:font-pitch="variable"/>
    <style:font-face style:name="Verdana2" svg:font-family="Verdana" style:font-adornments="Normal" style:font-family-generic="swiss"/>
    <style:font-face style:name="Verdana3" svg:font-family="Verdana" style:font-adornments="Normal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135cm" fo:margin-left="-0.132cm" fo:margin-top="0cm" fo:margin-bottom="0.4cm" table:align="left" fo:background-color="transparent">
        <style:background-image/>
      </style:table-properties>
    </style:style>
    <style:style style:name="Tableau1.A" style:family="table-column">
      <style:table-column-properties style:column-width="9.128cm"/>
    </style:style>
    <style:style style:name="Tableau1.B" style:family="table-column">
      <style:table-column-properties style:column-width="9.006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note">
      <style:text-properties fo:font-size="10pt" officeooo:rsid="0031d260" officeooo:paragraph-rsid="00398853" style:font-size-asian="10pt" style:font-size-complex="10pt"/>
    </style:style>
    <style:style style:name="P2" style:family="paragraph" style:parent-style-name="Heading">
      <style:paragraph-properties fo:text-align="center" style:justify-single-word="false"/>
      <style:text-properties style:font-name="Lato" officeooo:paragraph-rsid="00549235"/>
    </style:style>
    <style:style style:name="P3" style:family="paragraph" style:parent-style-name="Footnote">
      <style:text-properties officeooo:paragraph-rsid="005c622c"/>
    </style:style>
    <style:style style:name="P4" style:family="paragraph" style:parent-style-name="Sender">
      <loext:graphic-properties draw:fill-gradient-name="gradient" draw:fill-hatch-name="hatch"/>
      <style:paragraph-properties fo:margin-left="0cm" fo:margin-right="0cm" fo:text-align="center" style:justify-single-word="false" fo:text-indent="0.945cm" style:auto-text-indent="false"/>
    </style:style>
    <style:style style:name="P5" style:family="paragraph" style:parent-style-name="Table_20_Contents">
      <style:text-properties officeooo:rsid="005c622c" officeooo:paragraph-rsid="005c622c"/>
    </style:style>
    <style:style style:name="P6" style:family="paragraph" style:parent-style-name="Table_20_Contents">
      <style:text-properties officeooo:rsid="005df714" officeooo:paragraph-rsid="005df714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c9211e" loext:opacity="100%" style:font-name="Lato" fo:font-weight="bold" officeooo:rsid="005627da" officeooo:paragraph-rsid="005627da" fo:background-color="transparent" style:font-weight-asian="bold" style:font-weight-complex="bold"/>
    </style:style>
    <style:style style:name="P8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c9211e" loext:opacity="100%" style:font-name="Lato" fo:font-weight="bold" officeooo:rsid="0059952a" officeooo:paragraph-rsid="0059952a" fo:background-color="transparent" style:font-weight-asian="bold" style:font-weight-complex="bold"/>
    </style:style>
    <style:style style:name="P9" style:family="paragraph" style:parent-style-name="Heading_20_1">
      <style:text-properties style:font-name="Lato"/>
    </style:style>
    <style:style style:name="P10" style:family="paragraph" style:parent-style-name="Sender" style:list-style-name="L2"/>
    <style:style style:name="P11" style:family="paragraph" style:parent-style-name="Sender" style:list-style-name="L4"/>
    <style:style style:name="P12" style:family="paragraph" style:parent-style-name="Sender" style:list-style-name="L7">
      <style:text-properties fo:font-weight="bold" style:font-weight-asian="bold" style:font-weight-complex="bold"/>
    </style:style>
    <style:style style:name="P13" style:family="paragraph" style:parent-style-name="Sender" style:list-style-name="L1"/>
    <style:style style:name="P14" style:family="paragraph" style:parent-style-name="Sender" style:list-style-name="L8"/>
    <style:style style:name="P15" style:family="paragraph" style:parent-style-name="Standard" style:list-style-name="L3"/>
    <style:style style:name="P16" style:family="paragraph" style:parent-style-name="Standard" style:list-style-name="L5">
      <style:text-properties officeooo:rsid="005efbdf" officeooo:paragraph-rsid="005efbdf"/>
    </style:style>
    <style:style style:name="P17" style:family="paragraph" style:parent-style-name="Standard" style:list-style-name="L6"/>
    <style:style style:name="P18" style:family="paragraph" style:parent-style-name="Standard" style:list-style-name="L3">
      <style:text-properties officeooo:rsid="00622188" officeooo:paragraph-rsid="00622188"/>
    </style:style>
    <style:style style:name="P19" style:family="paragraph" style:parent-style-name="Text_20_body" style:list-style-name="L3"/>
    <style:style style:name="P20" style:family="paragraph" style:parent-style-name="Text_20_body" style:list-style-name="L5">
      <style:text-properties officeooo:rsid="005efbdf" officeooo:paragraph-rsid="005efbdf"/>
    </style:style>
    <style:style style:name="T1" style:family="text">
      <style:text-properties officeooo:rsid="00294e04"/>
    </style:style>
    <style:style style:name="T2" style:family="text">
      <style:text-properties officeooo:rsid="0029071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90713" style:font-weight-asian="bold" style:font-weight-complex="bold"/>
    </style:style>
    <style:style style:name="T5" style:family="text">
      <style:text-properties fo:font-weight="bold" officeooo:rsid="0030b72e" style:font-weight-asian="bold" style:font-weight-complex="bold"/>
    </style:style>
    <style:style style:name="T6" style:family="text">
      <style:text-properties fo:font-weight="bold" officeooo:rsid="00294e04" style:font-weight-asian="bold" style:font-weight-complex="bold"/>
    </style:style>
    <style:style style:name="T7" style:family="text">
      <style:text-properties fo:font-weight="bold" officeooo:rsid="0027b3ed" style:font-weight-asian="bold" style:font-weight-complex="bold"/>
    </style:style>
    <style:style style:name="T8" style:family="text">
      <style:text-properties fo:font-weight="bold" officeooo:rsid="002b819e" style:font-weight-asian="bold" style:font-weight-complex="bold"/>
    </style:style>
    <style:style style:name="T9" style:family="text">
      <style:text-properties fo:font-weight="bold" officeooo:rsid="004d0092" style:font-weight-asian="bold" style:font-weight-complex="bold"/>
    </style:style>
    <style:style style:name="T10" style:family="text">
      <style:text-properties fo:font-weight="bold" officeooo:rsid="004fe9fc" style:font-weight-asian="bold" style:font-weight-complex="bold"/>
    </style:style>
    <style:style style:name="T11" style:family="text">
      <style:text-properties fo:font-weight="bold" officeooo:rsid="00525a76" style:font-weight-asian="bold" style:font-weight-complex="bold"/>
    </style:style>
    <style:style style:name="T12" style:family="text">
      <style:text-properties fo:font-weight="bold" officeooo:rsid="00581fc2" style:font-weight-asian="bold" style:font-weight-complex="bold"/>
    </style:style>
    <style:style style:name="T13" style:family="text">
      <style:text-properties fo:font-weight="bold" officeooo:rsid="00332957" style:font-weight-asian="bold" style:font-weight-complex="bold"/>
    </style:style>
    <style:style style:name="T14" style:family="text">
      <style:text-properties fo:font-weight="bold" fo:background-color="transparent" loext:char-shading-value="0" style:font-weight-asian="bold" style:font-weight-complex="bold"/>
    </style:style>
    <style:style style:name="T15" style:family="text">
      <style:text-properties officeooo:rsid="0027b3ed"/>
    </style:style>
    <style:style style:name="T16" style:family="text">
      <style:text-properties fo:font-size="11pt" fo:font-style="italic" style:font-size-asian="11pt" style:font-style-asian="italic" style:font-size-complex="11pt" style:font-style-complex="italic"/>
    </style:style>
    <style:style style:name="T17" style:family="text">
      <style:text-properties fo:font-size="11pt" fo:font-style="italic" officeooo:rsid="00459bdb" style:font-size-asian="11pt" style:font-style-asian="italic" style:font-size-complex="11pt" style:font-style-complex="italic"/>
    </style:style>
    <style:style style:name="T18" style:family="text">
      <style:text-properties fo:font-size="11pt" fo:font-style="italic" officeooo:rsid="0030575b" style:font-size-asian="11pt" style:font-style-asian="italic" style:font-size-complex="11pt" style:font-style-complex="italic"/>
    </style:style>
    <style:style style:name="T19" style:family="text">
      <style:text-properties fo:font-size="11pt" fo:font-style="italic" officeooo:rsid="00492cb4" style:font-size-asian="11pt" style:font-style-asian="italic" style:font-size-complex="11pt" style:font-style-complex="italic"/>
    </style:style>
    <style:style style:name="T20" style:family="text">
      <style:text-properties fo:font-size="11pt" fo:font-style="italic" fo:font-weight="bold" officeooo:rsid="00459bdb" style:font-size-asian="11pt" style:font-style-asian="italic" style:font-weight-asian="bold" style:font-size-complex="11pt" style:font-style-complex="italic" style:font-weight-complex="bold"/>
    </style:style>
    <style:style style:name="T21" style:family="text">
      <style:text-properties fo:font-size="11pt" fo:font-weight="bold" officeooo:rsid="004d0092" fo:background-color="transparent" loext:char-shading-value="0" style:font-size-asian="10.5pt" style:font-weight-asian="bold" style:font-weight-complex="bold"/>
    </style:style>
    <style:style style:name="T22" style:family="text">
      <style:text-properties fo:font-size="11pt" officeooo:rsid="004c6fec" fo:background-color="transparent" loext:char-shading-value="0" style:font-size-asian="10.5pt"/>
    </style:style>
    <style:style style:name="T23" style:family="text">
      <style:text-properties fo:font-size="11pt" officeooo:rsid="004c6fec" style:font-size-asian="10.5pt"/>
    </style:style>
    <style:style style:name="T24" style:family="text">
      <style:text-properties style:font-name="Verdana3" fo:font-size="10pt" officeooo:rsid="004fe9fc" style:font-size-asian="10pt" style:font-size-complex="10pt"/>
    </style:style>
    <style:style style:name="T25" style:family="text">
      <style:text-properties fo:font-style="italic" officeooo:rsid="00459bdb" style:font-style-asian="italic" style:font-style-complex="italic"/>
    </style:style>
    <style:style style:name="T26" style:family="text">
      <style:text-properties officeooo:rsid="004ad0a1"/>
    </style:style>
    <style:style style:name="T27" style:family="text">
      <style:text-properties fo:color="#0000cc" loext:opacity="100%" officeooo:rsid="003af36b"/>
    </style:style>
    <style:style style:name="T28" style:family="text">
      <style:text-properties fo:color="#0000cc" loext:opacity="100%" fo:font-weight="bold" officeooo:rsid="0034f986" style:font-weight-asian="bold" style:font-weight-complex="bold"/>
    </style:style>
    <style:style style:name="T29" style:family="text">
      <style:text-properties fo:color="#0000cc" loext:opacity="100%" fo:font-weight="bold" officeooo:rsid="003af36b" style:font-weight-asian="bold" style:font-weight-complex="bold"/>
    </style:style>
    <style:style style:name="T30" style:family="text">
      <style:text-properties fo:color="#0000cc" loext:opacity="100%" fo:font-weight="bold" officeooo:rsid="0041bc06" style:font-weight-asian="bold" style:font-weight-complex="bold"/>
    </style:style>
    <style:style style:name="T31" style:family="text">
      <style:text-properties fo:color="#0000cc" loext:opacity="100%" fo:font-weight="bold" officeooo:rsid="00549235" style:font-weight-asian="bold" style:font-weight-complex="bold"/>
    </style:style>
    <style:style style:name="T32" style:family="text">
      <style:text-properties fo:color="#0000cc" loext:opacity="100%" fo:font-size="11pt" fo:font-weight="bold" officeooo:rsid="004c6fec" style:font-size-asian="10.5pt" style:font-weight-asian="bold" style:font-weight-complex="bold"/>
    </style:style>
    <style:style style:name="T33" style:family="text">
      <style:text-properties fo:color="#000099" loext:opacity="100%" fo:font-size="16pt" fo:font-style="normal" fo:font-weight="bold" officeooo:rsid="004d0092" fo:background-color="transparent" loext:char-shading-value="0" style:font-name-asian="WenQuanYi Zen Hei" style:font-size-asian="16.1000003814697pt" style:font-weight-asian="normal" style:font-name-complex="FreeSans1" style:font-size-complex="16.1000003814697pt" style:font-weight-complex="600"/>
    </style:style>
    <style:style style:name="T34" style:family="text">
      <style:text-properties fo:background-color="transparent" loext:char-shading-value="0"/>
    </style:style>
    <style:style style:name="T35" style:family="text">
      <style:text-properties officeooo:rsid="0028224d" fo:background-color="transparent" loext:char-shading-value="0"/>
    </style:style>
    <style:style style:name="T36" style:family="text">
      <style:text-properties officeooo:rsid="0027b3ed" fo:background-color="transparent" loext:char-shading-value="0"/>
    </style:style>
    <style:style style:name="T37" style:family="text">
      <style:text-properties officeooo:rsid="00549235" fo:background-color="transparent" loext:char-shading-value="0"/>
    </style:style>
    <style:style style:name="T38" style:family="text">
      <style:text-properties officeooo:rsid="004fe9fc"/>
    </style:style>
    <style:style style:name="T39" style:family="text">
      <style:text-properties officeooo:rsid="00525a76"/>
    </style:style>
    <style:style style:name="T40" style:family="text">
      <style:text-properties officeooo:rsid="00549235"/>
    </style:style>
    <style:style style:name="T41" style:family="text">
      <style:text-properties officeooo:rsid="00581fc2"/>
    </style:style>
    <style:style style:name="T42" style:family="text">
      <style:text-properties officeooo:rsid="00290713" style:font-name-asian="WenQuanYi Zen Hei" style:font-name-complex="FreeSans1"/>
    </style:style>
    <style:style style:name="T43" style:family="text">
      <style:text-properties officeooo:rsid="0030b7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-1.397cm" svg:y="-1.455cm" svg:width="2.275cm" svg:height="0.794cm" draw:z-index="0"><draw:image xlink:href="Pictures/10000000000000560000001EC7A902C5CA082181.png" xlink:type="simple" xlink:show="embed" xlink:actuate="onLoad" draw:mime-type="image/png"/></draw:frame><text:span text:style-name="T15">ÉTHIQUE DE L’INFORMATIQUE</text:span><text:span text:style-name="T15"><text:note text:id="ftn1" text:note-class="footnote"><text:note-citation text:label="*">*</text:note-citation><text:note-body><text:p text:style-name="P1">Questionnaire réalisé d’après celui de Caroline Kross et de Fabienne Viallet.</text:p></text:note-body></text:note></text:span></text:p>
      <text:p text:style-name="P7">Vous pouvez vous aider des cours pour répondre</text:p>
      <text:p text:style-name="P8">Faites attention à l’expression</text:p>
      <text:h text:style-name="P9" text:outline-level="1">Partie I : la profession d’informaticien<text:span text:style-name="T42">·</text:span><text:span text:style-name="T2">ne</text:span></text:h>
      <text:list xml:id="list386265722" text:style-name="L2">
        <text:list-item>
          <text:p text:style-name="P10">Quelles sont d’après vous les <text:span text:style-name="T5">trois</text:span><text:span text:style-name="T3"> valeurs morales principales qu’un </text:span><text:span text:style-name="T14">informaticien </text:span><text:span text:style-name="T21">ou une informaticienne</text:span><text:span text:style-name="T3"> doit respecter dans le cadre de sa profession</text:span> ? <text:span text:style-name="T12">Explicitez vos réponses</text:span><text:span text:style-name="T41">.</text:span><text:line-break/><text:span text:style-name="T25">Attention à ne pas confondre valeur morale et qualité.</text:span></text:p>
        </text:list-item>
      </text:list>
      <text:list xml:id="list2621332101" text:style-name="L3">
        <text:list-item>
          <text:list>
            <text:list-item>
              <text:list>
                <text:list-item>
                  <text:p text:style-name="P18">La protection de donnée</text:p>
                </text:list-item>
                <text:list-item>
                  <text:p text:style-name="P15"/>
                </text:list-item>
                <text:list-item>
                  <text:p text:style-name="P19"/>
                </text:list-item>
              </text:list>
            </text:list-item>
          </text:list>
        </text:list-item>
      </text:list>
      <text:list xml:id="list2540400606" text:style-name="L4">
        <text:list-item>
          <text:p text:style-name="P11"><text:span text:style-name="T1">Voici</text:span><text:span text:style-name="T6"> trois termes qui peuvent qualifier le travail d’un informaticien </text:span><text:span text:style-name="T9">ou d’une informaticienne</text:span><text:span text:style-name="T6"> : moral / utile / légal</text:span><text:span text:style-name="T1">.<text:line-break/></text:span><text:span text:style-name="T6">Classez-les par ordre de priorité</text:span><text:span text:style-name="T1"> (1 : le plus important ; 3 : le moins important) pour répondre à cette question : selon vous, l’activité professionnelle d’un</text:span><text:span text:style-name="T43">·e</text:span><text:span text:style-name="T15"> informaticien</text:span><text:span text:style-name="T43">·ne</text:span><text:span text:style-name="T15"> doit être : morale / utile / légale ?</text:span></text:p>
        </text:list-item>
      </text:list>
      <text:list xml:id="list571072401" text:style-name="L5">
        <text:list-item>
          <text:list>
            <text:list-item>
              <text:list>
                <text:list-item>
                  <text:p text:style-name="P16">1. </text:p>
                </text:list-item>
                <text:list-item>
                  <text:p text:style-name="P16">2. </text:p>
                </text:list-item>
                <text:list-item>
                  <text:p text:style-name="P20">3. </text:p>
                </text:list-item>
              </text:list>
            </text:list-item>
          </text:list>
        </text:list-item>
      </text:list>
      <text:p text:style-name="Sender"><text:span text:style-name="T7">Justifiez </text:span><text:span text:style-name="T12">précisément </text:span><text:span text:style-name="T7">votre réponse</text:span><text:span text:style-name="T15">.</text:span></text:p>
      <text:list xml:id="list3867860242" text:style-name="L6">
        <text:list-item>
          <text:list>
            <text:list-item>
              <text:list>
                <text:list-item>
                  <text:p text:style-name="P17"/>
                </text:list-item>
              </text:list>
            </text:list-item>
          </text:list>
        </text:list-item>
      </text:list>
      <text:h text:style-name="P9" text:outline-level="1">Partie II : étu<text:span text:style-name="T34">de de cas : o</text:span><text:span text:style-name="T35">ffre d’emploi – </text:span><text:span text:style-name="T33">LLM spécialisé dans le code informatique</text:span></text:h>
      <text:list xml:id="list2192365702" text:style-name="L7">
        <text:list-item>
          <text:p text:style-name="P12"><text:span text:style-name="T36">Acceptez-vous l’offre d’emploi </text:span><text:span text:style-name="T37">d’OpenAI</text:span><text:span text:style-name="T36"> ? </text:span><text:span text:style-name="T22">Justif</text:span><text:span text:style-name="T23">iez.</text:span>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Réflexion n°1</text:p>
            <text:p text:style-name="P4">(<text:span text:style-name="T4">AVANT</text:span> la mise en commun<text:span text:style-name="T2">)</text:span></text:p>
          </table:table-cell>
          <table:table-cell table:style-name="Tableau1.B1" office:value-type="string">
            <text:p text:style-name="P4">Réflexion n°2</text:p>
            <text:p text:style-name="P4">(<text:span text:style-name="T4">APRÈS</text:span> la mise en commun<text:span text:style-name="T2">)</text:span></text:p>
          </table:table-cell>
        </table:table-row>
        <table:table-row table:style-name="Tableau1.1">
          <table:table-cell table:style-name="Tableau1.A2" office:value-type="string">
            <text:list xml:id="list2114189497" text:style-name="L1">
              <text:list-item>
                <text:p text:style-name="P13"><text:span text:style-name="T3">Avis concernant l’offre</text:span> :</text:p>
              </text:list-item>
            </text:list>
            <text:p text:style-name="P6"/>
            <text:list xml:id="list183007547175312" text:continue-numbering="true" text:style-name="L1">
              <text:list-item>
                <text:p text:style-name="P13"><text:span text:style-name="T3">Arguments </text:span><text:span text:style-name="T9">(minimum deux raisons pour et deux contre)</text:span><text:span text:style-name="T3"> </text:span>:</text:p>
              </text:list-item>
            </text:list>
            <text:p text:style-name="Table_20_Contents"/>
          </table:table-cell>
          <table:table-cell table:style-name="Tableau1.B2" office:value-type="string">
            <text:list xml:id="list183007402907191" text:continue-numbering="true" text:style-name="L1">
              <text:list-item>
                <text:p text:style-name="P13"><text:span text:style-name="T3">Avis concernant l’offre </text:span>:</text:p>
              </text:list-item>
            </text:list>
            <text:p text:style-name="P5"/>
            <text:list xml:id="list183006545909647" text:continue-numbering="true" text:style-name="L1">
              <text:list-item>
                <text:p text:style-name="P13"><text:span text:style-name="T32">U</text:span><text:span text:style-name="T28">n à trois </text:span><text:span text:style-name="T32">a</text:span><text:span text:style-name="T29">rgument(s) </text:span><text:span text:style-name="T31">que vous jugez </text:span><text:span text:style-name="T30">essentiel(s)</text:span><text:span text:style-name="T27"> :</text:span></text:p>
              </text:list-item>
            </text:list>
            <text:p text:style-name="P5"/>
            <text:list xml:id="list183007266273513" text:continue-numbering="true" text:style-name="L1">
              <text:list-item>
                <text:p text:style-name="P13">Hésitez-vous davantage après la discussion qu’avant ? <text:span text:style-name="T26">Pourquoi ?</text:span></text:p>
              </text:list-item>
            </text:list>
            <text:p text:style-name="Table_20_Contents"/>
          </table:table-cell>
        </table:table-row>
      </table:table>
      <text:list xml:id="list49045999" text:style-name="L8">
        <text:list-item>
          <text:p text:style-name="P14"><text:span text:style-name="T3">Faites une carte mentale résumant les arguments échangés en groupe TP </text:span>pour <text:span text:style-name="T40">permettre à quelqu’un de prendre une décision concernant</text:span> cette offre d’emploi. <text:span text:style-name="T17">Ne vous contentez pas d’un simple « Pour » / « Contre » →</text:span><text:span text:style-name="T20"> aidez-vous des exemples qui sont dans le cours sur la carte mentale</text:span><text:span text:style-name="T17"> </text:span><text:span text:style-name="T16">(</text:span><text:span text:style-name="T17">qui vous propose </text:span><text:span text:style-name="T19">par ailleurs </text:span><text:span text:style-name="T18">des logiciels libres </text:span><text:span text:style-name="T17">pour la réaliser</text:span><text:span text:style-name="T18">)</text:span><text:span text:style-name="T18"><text:note text:id="ftn2" text:note-class="footnote"><text:note-citation text:label="**">**</text:note-citation><text:note-body><text:p text:style-name="P3"><text:span text:style-name="T11">Pensez à condenser votre carte mentale</text:span><text:span text:style-name="T39">.</text:span><text:span text:style-name="T38"><text:line-break/></text:span><text:span text:style-name="T10">Pour mettre votre carte mentale sur une page au format paysage</text:span><text:span text:style-name="T38">, vous pouvez créer un saut manuel : menu « </text:span><text:span text:style-name="T24">Insertion</text:span><text:span text:style-name="T38"> », choisissez « Autres sauts » puis sélectionnez « Saut manuel » et dans « Style de page, choisissez « Paysage ».<text:line-break/>Pour revenir à un style de page normal : menu « </text:span><text:span text:style-name="T24">Insertion</text:span><text:span text:style-name="T38"> », choisissez « Autres sauts » puis sélectionnez « Saut manuel » et dans « Style de page, choisissez « Style de page par défaut ».</text:span></text:p></text:note-body></text:note></text:span><text:span text:style-name="T18">.</text:span></text:p>
        </text:list-item>
      </text:list>
      <text:p text:style-name="Text_20_body"><text:soft-page-break/></text:p>
      <text:h text:style-name="P9" text:outline-level="1">Partie III : éthique personnelle</text:h>
      <text:p text:style-name="Sender"><text:span text:style-name="T3">Décrivez/</text:span><text:span text:style-name="T8">expliquez</text:span><text:span text:style-name="T3"> </text:span><text:span text:style-name="T12">précisément </text:span><text:span text:style-name="T3">une situation dans laquelle vous avez été confronté</text:span><text:span text:style-name="T13">·e</text:span><text:span text:style-name="T3"> à un problème éthique</text:span>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ato1" svg:font-family="Lato" style:font-adornments="Gras" style:font-pitch="variable"/>
    <style:font-face style:name="Lato2" svg:font-family="Lato" style:font-adornments="Normal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Verdana" svg:font-family="Verdana" style:font-adornments="Gras" style:font-family-generic="swiss"/>
    <style:font-face style:name="Verdana1" svg:font-family="Verdana" style:font-adornments="Gras" style:font-family-generic="swiss" style:font-pitch="variable"/>
    <style:font-face style:name="Verdana2" svg:font-family="Verdana" style:font-adornments="Normal" style:font-family-generic="swiss"/>
    <style:font-face style:name="Verdana3" svg:font-family="Verdana" style:font-adornments="Normal" style:font-family-generic="swiss" style:font-pitch="variable"/>
    <style:font-face style:name="WenQuanYi Zen Hei" svg:font-family="'WenQuanYi Zen Hei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orphans="2" fo:widows="2" fo:text-indent="1.499cm" style:auto-text-indent="false" style:page-number="auto"/>
      <style:text-properties style:font-name="Lato2" fo:font-family="Lato" style:font-style-name="Normal" style:font-pitch="variable" fo:font-size="12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99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ato1" fo:font-family="Lato" style:font-style-name="Gras" style:font-pitch="variable" fo:font-size="24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99cm" style:auto-text-indent="false" style:page-number="auto"/>
      <style:text-properties style:font-name="Lato2" fo:font-family="Lato" style:font-style-name="Normal" style:font-pitch="variable" fo:font-size="12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left="0cm" fo:margin-right="0cm" fo:margin-top="0.101cm" fo:margin-bottom="0.101cm" style:contextual-spacing="false" fo:text-align="center" style:justify-single-word="false" fo:text-indent="0cm" style:auto-text-indent="false" text:number-lines="false" text:line-number="0"/>
      <style:text-properties fo:font-size="11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ato1" fo:font-family="Lato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style:contextual-spacing="false" fo:text-align="justify" style:justify-single-word="false" fo:text-indent="0.4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1cm" style:contextual-spacing="false" fo:text-align="justify" style:justify-single-word="false" fo:text-indent="0.80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0cm" fo:margin-right="0cm" fo:margin-top="0cm" fo:margin-bottom="0.101cm" style:contextual-spacing="false" fo:text-indent="0cm" style:auto-text-indent="false"/>
      <style:text-properties style:font-name="Verdana3" fo:font-family="Verdana" style:font-style-name="Normal" style:font-family-generic="swiss" style:font-pitch="variable" fo:font-size="12pt" fo:font-weight="bold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color="#000099" loext:opacity="100%" fo:font-size="10.5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.5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1.408cm" style:auto-text-indent="false" text:number-lines="false" text:line-number="0"/>
      <style:text-properties fo:font-size="12pt" style:font-size-asian="10.5pt"/>
    </style:style>
    <style:style style:name="Illustration" style:family="paragraph" style:parent-style-name="Caption" style:class="extra">
      <style:paragraph-properties fo:margin-left="0cm" fo:margin-right="0cm" fo:margin-top="0.101cm" fo:margin-bottom="0.101cm" style:contextual-spacing="false" fo:text-align="center" style:justify-single-word="false" fo:text-indent="0cm" style:auto-text-indent="false"/>
      <style:text-properties fo:font-size="11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199cm" fo:margin-bottom="0.101cm" style:contextual-spacing="false" fo:text-align="justify" style:justify-single-word="false" fo:text-indent="1.199cm" style:auto-text-indent="false" style:page-number="auto"/>
      <style:text-properties fo:color="#3333ff" loext:opacity="100%" fo:font-size="13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color="#0000cc" loext:opacity="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space" fo:text-indent="-0.762cm" fo:margin-left="1.397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1.016cm" fo:margin-left="1.65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1.27cm" fo:margin-left="1.905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1.524cm" fo:margin-left="2.159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35cm" style:distance-before-sep="0.15cm" style:distance-after-sep="0.15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0T22:28:27.346573174</meta:creation-date>
    <meta:editing-duration>PT9H2M48S</meta:editing-duration>
    <meta:editing-cycles>49</meta:editing-cycles>
    <meta:generator>LibreOffice/7.3.7.2$Linux_X86_64 LibreOffice_project/30$Build-2</meta:generator>
    <dc:title>cours1</dc:title>
    <dc:date>2024-01-29T18:30:05.774596152</dc:date>
    <meta:document-statistic meta:table-count="1" meta:image-count="1" meta:object-count="0" meta:page-count="2" meta:paragraph-count="31" meta:word-count="387" meta:character-count="2266" meta:non-whitespace-character-count="1919"/>
    <meta:template xlink:type="simple" xlink:actuate="onRequest" xlink:title="cours1" xlink:href="../../../../../../../.config/libreoffice/4/user/template/cours1.ott" meta:date="2019-02-10T22:28:26.683708176"/>
  </office:meta>
</office:document-meta>
</file>